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3" table:number-columns-repeated="7"/>
          <table:table-cell table:style-name="ce4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24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24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24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24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24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24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24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24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24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24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24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24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24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24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24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24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24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24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24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24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24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24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24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24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24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24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24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24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24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24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2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24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24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24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24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24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24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24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24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24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24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24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24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24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24"/>
        </table:table-row>
        <table:table-row table:style-name="ro1" table:number-rows-repeated="8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4">04.11.2024</text:date>, <text:time>14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2M9S</meta:editing-duration>
    <meta:editing-cycles>85</meta:editing-cycles>
    <meta:generator>OpenOffice/4.1.15$Win32 OpenOffice.org_project/4115m2$Build-9813</meta:generator>
    <dc:date>2024-11-04T14:42:50.18</dc:date>
    <dc:creator>Paweł Dimitriu</dc:creator>
    <meta:document-statistic meta:table-count="3" meta:cell-count="448" meta:object-count="0"/>
    <meta:user-defined meta:name="Info 1"/>
    <meta:user-defined meta:name="Info 2"/>
    <meta:user-defined meta:name="Info 3"/>
    <meta:user-defined meta:name="Info 4"/>
  </office:meta>
</office:document-meta>
</file>